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8cm"/>
    </style:style>
    <style:style style:name="co3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lottery_nam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01 Agost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31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0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29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8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27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6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5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24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23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22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21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20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9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8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7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6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15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4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3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2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1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9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8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7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6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5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4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3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2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01 Jul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30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29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8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7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26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25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24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3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2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21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0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19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8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7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16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5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4 Junio 2016</text:p>
          </table:table-cell>
        </table:table-row>
        <table:table-row table:style-name="ro2">
          <table:table-cell office:value-type="string" calcext:value-type="string">
            <text:p>cash-dia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13 Junio 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4:15:45.901456962</meta:creation-date>
    <dc:date>2016-09-07T14:19:34.397605503</dc:date>
    <meta:editing-duration>PT1M42S</meta:editing-duration>
    <meta:editing-cycles>3</meta:editing-cycles>
    <meta:generator>LibreOffice/4.2.7.2$Linux_X86_64 LibreOffice_project/420$Build-2</meta:generator>
    <meta:document-statistic meta:table-count="1" meta:cell-count="153" meta:object-count="0"/>
  </office:meta>
</office:document-meta>
</file>